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d75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bstract:</text:p>
      <text:p text:style-name="Standard"/>
      <text:p text:style-name="Standard">This project abstract focuses on developing a packet analyzer using Java libraries for machine learning (ML), specifically the JavaML and Weka libraries. The packet analyzer aims to analyze network traffic and provide insights into packet-level data. By utilizing ML techniques, the project enhances the understanding of network behavior, identifies patterns, and detects anomalies. The project leverages the capabilities of JavaML and Weka libraries to process packet data, extract relevant features, and apply ML algorithms for classification and analysis. The resulting packet analyzer provides a cost-effective solution for network monitoring and troubleshooting, contributing to improved network performance and security.</text:p>
      <text:p text:style-name="Standard"/>
      <text:p text:style-name="Standard">Features:</text:p>
      <text:p text:style-name="Standard">The key features of the packet analyzer project are:</text:p>
      <text:p text:style-name="Standard">- Developed in Java programming language with the assistance of JavaML and Weka libraries.</text:p>
      <text:p text:style-name="Standard">- Analyzes network traffic at the packet level, allowing for detailed examination of network behavior.</text:p>
      <text:p text:style-name="Standard">- Utilizes ML techniques to extract features from packet data and classify network traffic.</text:p>
      <text:p text:style-name="Standard">- Detects anomalies and identifies patterns in network traffic for better understanding and troubleshooting.</text:p>
      <text:p text:style-name="Standard">- Integrates with existing network infrastructure to provide real-time analysis and monitoring.</text:p>
      <text:p text:style-name="Standard">- Provides a user-friendly interface for visualizing and interpreting the analyzed packet data.</text:p>
      <text:p text:style-name="Standard">- Offers scalability and flexibility, allowing for customization based on specific network requirements.</text:p>
      <text:p text:style-name="Standard"/>
      <text:p text:style-name="Standard">Software requirements:</text:p>
      <text:p text:style-name="Standard">- Language: Java with JavaML and Weka libraries</text:p>
      <text:p text:style-name="Standard">- Packet capture files (PCAP) or live network capture for analysis</text:p>
      <text:p text:style-name="Standard"/>
      <text:p text:style-name="Standard">GitHub Project Link: https://github.com/DiabloDK/Java-Networking.git</text:p>
      <text:p text:style-name="Standard"/>
      <text:p text:style-name="Standard">Conclusion:</text:p>
      <text:p text:style-name="Standard">The packet analyzer project utilizing ML Java libraries provides a powerful tool for network analysis and monitoring. By employing ML techniques, it enables efficient extraction of valuable insights from packet-level data, aiding in network troubleshooting and security analysis. The integration of JavaML and Weka libraries enhances the project's capabilities, allowing for advanced ML algorithms and flexible customization. Overall, the packet analyzer contributes to improved network performance, reliability, and security, making it a valuable asset for network administrators and analysts.</text:p>
      <text:p text:style-name="Standard"/>
      <text:p text:style-name="Standard"><text:tab/><text:tab/><text:tab/><text:tab/><text:tab/><text:tab/><text:tab/><text:tab/><text:tab/><text:tab/><text:tab/><text:tab/><text:tab/><text:tab/><text:tab/><text:tab/><text:tab/><text:tab/><text:tab/><text:tab/><text:tab/><text:tab/><text:span text:style-name="T1">ABHINIVESH G(22PC02)</text:span></text:p>
      <text:p text:style-name="Standard"><text:tab/><text:tab/><text:tab/><text:tab/><text:tab/><text:tab/><text:tab/><text:tab/><text:tab/><text:span text:style-name="T1">DEEPADHARSHAN S(22PC0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5T14:00:18.617612907</meta:creation-date>
    <dc:date>2024-03-25T14:25:17.444523754</dc:date>
    <meta:editing-duration>PT1M41S</meta:editing-duration>
    <meta:editing-cycles>2</meta:editing-cycles>
    <meta:generator>LibreOffice/7.3.7.2$Linux_X86_64 LibreOffice_project/30$Build-2</meta:generator>
    <meta:document-statistic meta:table-count="0" meta:image-count="0" meta:object-count="0" meta:page-count="1" meta:paragraph-count="19" meta:word-count="313" meta:character-count="2363" meta:non-whitespace-character-count="2038"/>
  </office:meta>
</office:document-meta>
</file>